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108cm"/>
    </style:style>
    <style:style style:name="co4" style:family="table-column">
      <style:table-column-properties fo:break-before="auto" style:column-width="2.485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431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2.559cm"/>
    </style:style>
    <style:style style:name="co14" style:family="table-column">
      <style:table-column-properties fo:break-before="auto" style:column-width="10.846cm"/>
    </style:style>
    <style:style style:name="co15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2" style:family="table-cell" style:parent-style-name="Default">
      <style:text-properties style:text-position="" style:font-name="Liberation Sans1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text-position="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38" style:family="table-cell" style:parent-style-name="Default" style:data-style-name="N60">
      <style:text-properties style:text-position=""/>
    </style:style>
    <style:style style:name="ce39" style:family="table-cell" style:parent-style-name="Default" style:data-style-name="N1">
      <style:table-cell-properties fo:background-color="#ff3333"/>
      <style:text-properties style:text-position=""/>
    </style:style>
    <style:style style:name="ce40" style:family="table-cell" style:parent-style-name="Default" style:data-style-name="N1">
      <style:text-properties style:text-position=""/>
    </style:style>
    <style:style style:name="ce41" style:family="table-cell" style:parent-style-name="Default" style:data-style-name="N2">
      <style:table-cell-properties fo:background-color="#ff3333"/>
      <style:text-properties style:text-position=""/>
    </style:style>
    <style:style style:name="ce42" style:family="table-cell" style:parent-style-name="Default" style:data-style-name="N129">
      <style:table-cell-properties fo:background-color="#ff3333"/>
      <style:text-properties style:text-position=""/>
    </style:style>
    <style:style style:name="ce43" style:family="table-cell" style:parent-style-name="Default" style:data-style-name="N129">
      <style:text-properties style:text-position=""/>
    </style:style>
    <style:style style:name="ce7" style:family="table-cell" style:parent-style-name="Default" style:data-style-name="N2">
      <style:text-properties style:text-position="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style:font-name="Liberation Sans1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19" style:family="table-cell" style:parent-style-name="Default" style:data-style-name="N2"/>
    <style:style style:name="ce20" style:family="table-cell" style:parent-style-name="Default" style:data-style-name="N128"/>
    <style:style style:name="ce21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26"/>
    <style:style style:name="ce23" style:family="table-cell" style:parent-style-name="Default" style:data-style-name="N61"/>
    <style:style style:name="ce24" style:family="table-cell" style:parent-style-name="Default">
      <style:text-properties style:font-name="Liberation Sans1" style:font-name-asian="Droid Sans Fallback" style:font-name-complex="FreeSans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font-name="Liberation Sans1" fo:font-size="12pt" style:font-size-asian="12pt" style:font-size-complex="12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ffcc99"/>
    </style:style>
    <style:style style:name="ce29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31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none" fo:border-left="0.99pt fine-dashed #000000" fo:border-right="none" fo:border-top="none"/>
    </style:style>
    <style:style style:name="ce33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4" style:family="table-cell" style:parent-style-name="Default">
      <style:table-cell-properties fo:border="0.06pt solid #000000"/>
    </style:style>
    <style:style style:name="ce45" style:family="table-cell" style:parent-style-name="Default">
      <style:table-cell-properties fo:border-bottom="none" fo:border-left="none" fo:border-right="none" fo:border-top="0.99pt fine-dashed #000000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>
      <style:table-cell-properties fo:border-bottom="0.99pt fine-dashed #000000" fo:border-left="none" fo:border-right="none" fo:border-top="none"/>
    </style:style>
    <style:style style:name="ce48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49" style:family="table-cell" style:parent-style-name="Default" style:data-style-name="N2">
      <style:table-cell-properties fo:border="none"/>
    </style:style>
    <style:style style:name="ce50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51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52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53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54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55" style:family="table-cell" style:parent-style-name="Default" style:data-style-name="N128">
      <style:table-cell-properties fo:border="none"/>
    </style:style>
    <style:style style:name="ce5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57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58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59" style:family="table-cell" style:parent-style-name="Default" style:data-style-name="N60"/>
    <style:style style:name="ce60" style:family="table-cell" style:parent-style-name="Default" style:data-style-name="N1">
      <style:table-cell-properties fo:background-color="#ff3333"/>
    </style:style>
    <style:style style:name="ce61" style:family="table-cell" style:parent-style-name="Default" style:data-style-name="N1"/>
    <style:style style:name="ce62" style:family="table-cell" style:parent-style-name="Default" style:data-style-name="N2">
      <style:table-cell-properties fo:background-color="#ff3333"/>
    </style:style>
    <style:style style:name="ce63" style:family="table-cell" style:parent-style-name="Default" style:data-style-name="N129">
      <style:table-cell-properties fo:background-color="#ff3333"/>
    </style:style>
    <style:style style:name="ce64" style:family="table-cell" style:parent-style-name="Default" style:data-style-name="N129"/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3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4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8" table:default-cell-style-name="ce19"/>
        <table:table-column table:style-name="co5" table:number-columns-repeated="4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style-name="ce17"/>
          <table:table-cell table:number-columns-repeated="7"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17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24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14" office:value-type="string" calcext:value-type="string">
            <text:p>σ Θmed (º)</text:p>
          </table:table-cell>
          <table:table-cell table:style-name="ce14" office:value-type="string" calcext:value-type="string">
            <text:p>Assimetria</text:p>
          </table:table-cell>
          <table:table-cell table:style-name="ce14" office:value-type="string" calcext:value-type="string">
            <text:p>Kurtosis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1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19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22" table:formula="of:=[.S5]/[.G5]" office:value-type="float" office:value="0.000354716967683712" calcext:value-type="float">
            <text:p>0.000355</text:p>
          </table:table-cell>
          <table:table-cell table:style-name="ce22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15" table:formula="of:=([.F5]-[.$AG$5])^3" office:value-type="float" office:value="0.000551122565725829" calcext:value-type="float">
            <text:p>0.0005511226</text:p>
          </table:table-cell>
          <table:table-cell table:style-name="ce15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15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15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25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1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1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19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22" table:formula="of:=[.S6]/[.G6]" office:value-type="float" office:value="0.000329040419327216" calcext:value-type="float">
            <text:p>0.000329</text:p>
          </table:table-cell>
          <table:table-cell table:style-name="ce22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15" table:formula="of:=([.F6]-[.$AG$5])^3" office:value-type="float" office:value="1.26668062927182" calcext:value-type="float">
            <text:p>1.2666806293</text:p>
          </table:table-cell>
          <table:table-cell table:style-name="ce15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25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1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19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22" table:formula="of:=[.S7]/[.G7]" office:value-type="float" office:value="0.000349443461170467" calcext:value-type="float">
            <text:p>0.000349</text:p>
          </table:table-cell>
          <table:table-cell table:style-name="ce22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15" table:formula="of:=([.F7]-[.$AG$5])^3" office:value-type="float" office:value="9.02473712268211" calcext:value-type="float">
            <text:p>9.0247371227</text:p>
          </table:table-cell>
          <table:table-cell table:style-name="ce15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25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1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1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19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22" table:formula="of:=[.S8]/[.G8]" office:value-type="float" office:value="0.000329060545080897" calcext:value-type="float">
            <text:p>0.000329</text:p>
          </table:table-cell>
          <table:table-cell table:style-name="ce22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15" table:formula="of:=([.F8]-[.$AG$5])^3" office:value-type="float" office:value="29.2747206027966" calcext:value-type="float">
            <text:p>29.2747206028</text:p>
          </table:table-cell>
          <table:table-cell table:style-name="ce15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25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1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1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19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22" table:formula="of:=[.S9]/[.G9]" office:value-type="float" office:value="0.000339018320763492" calcext:value-type="float">
            <text:p>0.000339</text:p>
          </table:table-cell>
          <table:table-cell table:style-name="ce22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15" table:formula="of:=([.F9]-[.$AG$5])^3" office:value-type="float" office:value="68.0166310696153" calcext:value-type="float">
            <text:p>68.0166310696</text:p>
          </table:table-cell>
          <table:table-cell table:style-name="ce15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24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25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1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1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19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22" table:formula="of:=[.S10]/[.G10]" office:value-type="float" office:value="0.000343996090507363" calcext:value-type="float">
            <text:p>0.000344</text:p>
          </table:table-cell>
          <table:table-cell table:style-name="ce22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15" table:formula="of:=([.F10]-[.$AG$5])^3" office:value-type="float" office:value="131.250468523138" calcext:value-type="float">
            <text:p>131.2504685231</text:p>
          </table:table-cell>
          <table:table-cell table:style-name="ce15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25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1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19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22" table:formula="of:=[.S11]/[.G11]" office:value-type="float" office:value="0.000345951642906741" calcext:value-type="float">
            <text:p>0.000346</text:p>
          </table:table-cell>
          <table:table-cell table:style-name="ce22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15" table:formula="of:=([.F11]-[.$AG$5])^3" office:value-type="float" office:value="224.976232963365" calcext:value-type="float">
            <text:p>224.9762329634</text:p>
          </table:table-cell>
          <table:table-cell table:style-name="ce15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25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1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1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19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22" table:formula="of:=[.S12]/[.G12]" office:value-type="float" office:value="0.000356288733141359" calcext:value-type="float">
            <text:p>0.000356</text:p>
          </table:table-cell>
          <table:table-cell table:style-name="ce22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15" table:formula="of:=([.F12]-[.$AG$5])^3" office:value-type="float" office:value="355.193924390297" calcext:value-type="float">
            <text:p>355.1939243903</text:p>
          </table:table-cell>
          <table:table-cell table:style-name="ce15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25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1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1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19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22" table:formula="of:=[.S13]/[.G13]" office:value-type="float" office:value="0.000353143245555568" calcext:value-type="float">
            <text:p>0.000353</text:p>
          </table:table-cell>
          <table:table-cell table:style-name="ce22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15" table:formula="of:=([.F13]-[.$AG$5])^3" office:value-type="float" office:value="527.903542803932" calcext:value-type="float">
            <text:p>527.9035428039</text:p>
          </table:table-cell>
          <table:table-cell table:style-name="ce15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25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1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1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19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22" table:formula="of:=[.S14]/[.G14]" office:value-type="float" office:value="0.000344059542536331" calcext:value-type="float">
            <text:p>0.000344</text:p>
          </table:table-cell>
          <table:table-cell table:style-name="ce22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15" table:formula="of:=([.F14]-[.$AG$5])^3" office:value-type="float" office:value="749.105088204272" calcext:value-type="float">
            <text:p>749.1050882043</text:p>
          </table:table-cell>
          <table:table-cell table:style-name="ce15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25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1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1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19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22" table:formula="of:=[.S15]/[.G15]" office:value-type="float" office:value="0.000328116870852724" calcext:value-type="float">
            <text:p>0.000328</text:p>
          </table:table-cell>
          <table:table-cell table:style-name="ce22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15" table:formula="of:=([.F15]-[.$AG$5])^3" office:value-type="float" office:value="1024.79856059132" calcext:value-type="float">
            <text:p>1024.7985605913</text:p>
          </table:table-cell>
          <table:table-cell table:style-name="ce15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25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19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22" table:formula="of:=[.S16]/[.G16]" office:value-type="float" office:value="0.000338284152137088" calcext:value-type="float">
            <text:p>0.000338</text:p>
          </table:table-cell>
          <table:table-cell table:style-name="ce22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15" table:formula="of:=([.F16]-[.$AG$5])^3" office:value-type="float" office:value="1763.66128632552" calcext:value-type="float">
            <text:p>1763.6612863255</text:p>
          </table:table-cell>
          <table:table-cell table:style-name="ce15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25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1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1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19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22" table:formula="of:=[.S17]/[.G17]" office:value-type="float" office:value="0.00033574833861972" calcext:value-type="float">
            <text:p>0.000336</text:p>
          </table:table-cell>
          <table:table-cell table:style-name="ce22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15" table:formula="of:=([.F17]-[.$AG$5])^3" office:value-type="float" office:value="3430.6448273271" calcext:value-type="float">
            <text:p>3430.6448273271</text:p>
          </table:table-cell>
          <table:table-cell table:style-name="ce15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25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1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1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19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22" table:formula="of:=[.S18]/[.G18]" office:value-type="float" office:value="0.000338284152137088" calcext:value-type="float">
            <text:p>0.000338</text:p>
          </table:table-cell>
          <table:table-cell table:style-name="ce22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15" table:formula="of:=([.F18]-[.$AG$5])^3" office:value-type="float" office:value="8098.78926873049" calcext:value-type="float">
            <text:p>8098.7892687305</text:p>
          </table:table-cell>
          <table:table-cell table:style-name="ce15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25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1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19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22" table:formula="of:=[.S19]/[.G19]" office:value-type="float" office:value="0.000336994564421083" calcext:value-type="float">
            <text:p>0.000337</text:p>
          </table:table-cell>
          <table:table-cell table:style-name="ce22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15" table:formula="of:=([.F19]-[.$AG$5])^3" office:value-type="float" office:value="-0.773651397436162" calcext:value-type="float">
            <text:p>-0.7736513974</text:p>
          </table:table-cell>
          <table:table-cell table:style-name="ce15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25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1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1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19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22" table:formula="of:=[.S20]/[.G20]" office:value-type="float" office:value="0.000324127499234096" calcext:value-type="float">
            <text:p>0.000324</text:p>
          </table:table-cell>
          <table:table-cell table:style-name="ce22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15" table:formula="of:=([.F20]-[.$AG$5])^3" office:value-type="float" office:value="-7.05592693073385" calcext:value-type="float">
            <text:p>-7.0559269307</text:p>
          </table:table-cell>
          <table:table-cell table:style-name="ce15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25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1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1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19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22" table:formula="of:=[.S21]/[.G21]" office:value-type="float" office:value="0.00034532159500677" calcext:value-type="float">
            <text:p>0.000345</text:p>
          </table:table-cell>
          <table:table-cell table:style-name="ce22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15" table:formula="of:=([.F21]-[.$AG$5])^3" office:value-type="float" office:value="-24.8462754773273" calcext:value-type="float">
            <text:p>-24.8462754773</text:p>
          </table:table-cell>
          <table:table-cell table:style-name="ce15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25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1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1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19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22" table:formula="of:=[.S22]/[.G22]" office:value-type="float" office:value="0.00036467446384195" calcext:value-type="float">
            <text:p>0.000365</text:p>
          </table:table-cell>
          <table:table-cell table:style-name="ce22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15" table:formula="of:=([.F22]-[.$AG$5])^3" office:value-type="float" office:value="-60.1446970372166" calcext:value-type="float">
            <text:p>-60.1446970372</text:p>
          </table:table-cell>
          <table:table-cell table:style-name="ce15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25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1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1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19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22" table:formula="of:=[.S23]/[.G23]" office:value-type="float" office:value="0.000331130702466516" calcext:value-type="float">
            <text:p>0.000331</text:p>
          </table:table-cell>
          <table:table-cell table:style-name="ce22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15" table:formula="of:=([.F23]-[.$AG$5])^3" office:value-type="float" office:value="-118.951191610402" calcext:value-type="float">
            <text:p>-118.9511916104</text:p>
          </table:table-cell>
          <table:table-cell table:style-name="ce15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25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1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1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19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22" table:formula="of:=[.S24]/[.G24]" office:value-type="float" office:value="0.000363361537938595" calcext:value-type="float">
            <text:p>0.000363</text:p>
          </table:table-cell>
          <table:table-cell table:style-name="ce22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15" table:formula="of:=([.F24]-[.$AG$5])^3" office:value-type="float" office:value="-207.265759196882" calcext:value-type="float">
            <text:p>-207.2657591969</text:p>
          </table:table-cell>
          <table:table-cell table:style-name="ce15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25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1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1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19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22" table:formula="of:=[.S25]/[.G25]" office:value-type="float" office:value="0.000351766308574531" calcext:value-type="float">
            <text:p>0.000352</text:p>
          </table:table-cell>
          <table:table-cell table:style-name="ce22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15" table:formula="of:=([.F25]-[.$AG$5])^3" office:value-type="float" office:value="-331.088399796659" calcext:value-type="float">
            <text:p>-331.0883997967</text:p>
          </table:table-cell>
          <table:table-cell table:style-name="ce15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25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1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1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19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22" table:formula="of:=[.S26]/[.G26]" office:value-type="float" office:value="0.000329522039793786" calcext:value-type="float">
            <text:p>0.000330</text:p>
          </table:table-cell>
          <table:table-cell table:style-name="ce22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15" table:formula="of:=([.F26]-[.$AG$5])^3" office:value-type="float" office:value="-496.419113409732" calcext:value-type="float">
            <text:p>-496.4191134097</text:p>
          </table:table-cell>
          <table:table-cell table:style-name="ce15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25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1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1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19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22" table:formula="of:=[.S27]/[.G27]" office:value-type="float" office:value="0.000337866121365231" calcext:value-type="float">
            <text:p>0.000338</text:p>
          </table:table-cell>
          <table:table-cell table:style-name="ce22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15" table:formula="of:=([.F27]-[.$AG$5])^3" office:value-type="float" office:value="-709.2579000361" calcext:value-type="float">
            <text:p>-709.2579000361</text:p>
          </table:table-cell>
          <table:table-cell table:style-name="ce15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25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1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1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19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22" table:formula="of:=[.S28]/[.G28]" office:value-type="float" office:value="0.000336894774225746" calcext:value-type="float">
            <text:p>0.000337</text:p>
          </table:table-cell>
          <table:table-cell table:style-name="ce22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15" table:formula="of:=([.F28]-[.$AG$5])^3" office:value-type="float" office:value="-975.604759675764" calcext:value-type="float">
            <text:p>-975.6047596758</text:p>
          </table:table-cell>
          <table:table-cell table:style-name="ce15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25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1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1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19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22" table:formula="of:=[.S29]/[.G29]" office:value-type="float" office:value="0.000339300735402027" calcext:value-type="float">
            <text:p>0.000339</text:p>
          </table:table-cell>
          <table:table-cell table:style-name="ce22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15" table:formula="of:=([.F29]-[.$AG$5])^3" office:value-type="float" office:value="-1692.82269799498" calcext:value-type="float">
            <text:p>-1692.822697995</text:p>
          </table:table-cell>
          <table:table-cell table:style-name="ce15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25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1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1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19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22" table:formula="of:=[.S30]/[.G30]" office:value-type="float" office:value="0.000358271950066319" calcext:value-type="float">
            <text:p>0.000358</text:p>
          </table:table-cell>
          <table:table-cell table:style-name="ce22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15" table:formula="of:=([.F30]-[.$AG$5])^3" office:value-type="float" office:value="-3319.96015307352" calcext:value-type="float">
            <text:p>-3319.9601530735</text:p>
          </table:table-cell>
          <table:table-cell table:style-name="ce15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25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1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1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19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22" table:formula="of:=[.S31]/[.G31]" office:value-type="float" office:value="0.00034728072252267" calcext:value-type="float">
            <text:p>0.000347</text:p>
          </table:table-cell>
          <table:table-cell table:style-name="ce22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15" table:formula="of:=([.F31]-[.$AG$5])^3" office:value-type="float" office:value="-7902.01737180367" calcext:value-type="float">
            <text:p>-7902.0173718037</text:p>
          </table:table-cell>
          <table:table-cell table:style-name="ce15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25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23" office:value-type="float" office:value="0.000354716967683712" calcext:value-type="float">
            <text:p>3.55E-04</text:p>
          </table:table-cell>
          <table:table-cell table:style-name="ce23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23" office:value-type="float" office:value="0.000329040419327216" calcext:value-type="float">
            <text:p>3.29E-04</text:p>
          </table:table-cell>
          <table:table-cell table:style-name="ce23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3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23" office:value-type="float" office:value="0.000349443461170467" calcext:value-type="float">
            <text:p>3.49E-04</text:p>
          </table:table-cell>
          <table:table-cell table:style-name="ce23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3"/>
          <table:table-cell table:number-columns-repeated="8"/>
          <table:table-cell office:value-type="float" office:value="3" calcext:value-type="float">
            <text:p>3</text:p>
          </table:table-cell>
          <table:table-cell table:style-name="ce21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23" office:value-type="float" office:value="0.000329060545080897" calcext:value-type="float">
            <text:p>3.29E-04</text:p>
          </table:table-cell>
          <table:table-cell table:style-name="ce23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7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23" office:value-type="float" office:value="0.000339018320763492" calcext:value-type="float">
            <text:p>3.39E-04</text:p>
          </table:table-cell>
          <table:table-cell table:style-name="ce23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23" office:value-type="float" office:value="0.000343996090507363" calcext:value-type="float">
            <text:p>3.44E-04</text:p>
          </table:table-cell>
          <table:table-cell table:style-name="ce23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3" office:value-type="float" office:value="0.000345951642906741" calcext:value-type="float">
            <text:p>3.46E-04</text:p>
          </table:table-cell>
          <table:table-cell table:style-name="ce23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23" office:value-type="float" office:value="0.00035628873314136" calcext:value-type="float">
            <text:p>3.56E-04</text:p>
          </table:table-cell>
          <table:table-cell table:style-name="ce23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23" office:value-type="float" office:value="0.000353143245555568" calcext:value-type="float">
            <text:p>3.53E-04</text:p>
          </table:table-cell>
          <table:table-cell table:style-name="ce23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23" office:value-type="float" office:value="0.000344059542536331" calcext:value-type="float">
            <text:p>3.44E-04</text:p>
          </table:table-cell>
          <table:table-cell table:style-name="ce23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23" office:value-type="float" office:value="0.000328116870852724" calcext:value-type="float">
            <text:p>3.28E-04</text:p>
          </table:table-cell>
          <table:table-cell table:style-name="ce23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3" office:value-type="float" office:value="0.000338284152137088" calcext:value-type="float">
            <text:p>3.38E-04</text:p>
          </table:table-cell>
          <table:table-cell table:style-name="ce23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23" office:value-type="float" office:value="0.000335748338619719" calcext:value-type="float">
            <text:p>3.36E-04</text:p>
          </table:table-cell>
          <table:table-cell table:style-name="ce23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23" office:value-type="float" office:value="0.000338284152137088" calcext:value-type="float">
            <text:p>3.38E-04</text:p>
          </table:table-cell>
          <table:table-cell table:style-name="ce23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23" office:value-type="float" office:value="0.000336994564421083" calcext:value-type="float">
            <text:p>3.37E-04</text:p>
          </table:table-cell>
          <table:table-cell table:style-name="ce23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23" office:value-type="float" office:value="0.000324127499234097" calcext:value-type="float">
            <text:p>3.24E-04</text:p>
          </table:table-cell>
          <table:table-cell table:style-name="ce23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23" office:value-type="float" office:value="0.00034532159500677" calcext:value-type="float">
            <text:p>3.45E-04</text:p>
          </table:table-cell>
          <table:table-cell table:style-name="ce23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23" office:value-type="float" office:value="0.00036467446384195" calcext:value-type="float">
            <text:p>3.65E-04</text:p>
          </table:table-cell>
          <table:table-cell table:style-name="ce23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23" office:value-type="float" office:value="0.000331130702466516" calcext:value-type="float">
            <text:p>3.31E-04</text:p>
          </table:table-cell>
          <table:table-cell table:style-name="ce23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18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23" office:value-type="float" office:value="0.000363361537938594" calcext:value-type="float">
            <text:p>3.63E-04</text:p>
          </table:table-cell>
          <table:table-cell table:style-name="ce23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23" office:value-type="float" office:value="0.000351766308574531" calcext:value-type="float">
            <text:p>3.52E-04</text:p>
          </table:table-cell>
          <table:table-cell table:style-name="ce23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14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23" office:value-type="float" office:value="0.000329522039793786" calcext:value-type="float">
            <text:p>3.30E-04</text:p>
          </table:table-cell>
          <table:table-cell table:style-name="ce23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23" office:value-type="float" office:value="0.000337866121365231" calcext:value-type="float">
            <text:p>3.38E-04</text:p>
          </table:table-cell>
          <table:table-cell table:style-name="ce23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23" office:value-type="float" office:value="0.000336894774225746" calcext:value-type="float">
            <text:p>3.37E-04</text:p>
          </table:table-cell>
          <table:table-cell table:style-name="ce23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23" office:value-type="float" office:value="0.000339300735402027" calcext:value-type="float">
            <text:p>3.39E-04</text:p>
          </table:table-cell>
          <table:table-cell table:style-name="ce23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23" office:value-type="float" office:value="0.000358271950066319" calcext:value-type="float">
            <text:p>3.58E-04</text:p>
          </table:table-cell>
          <table:table-cell table:style-name="ce23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23" office:value-type="float" office:value="0.00034728072252267" calcext:value-type="float">
            <text:p>3.47E-04</text:p>
          </table:table-cell>
          <table:table-cell table:style-name="ce23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18"/>
          <table:table-cell table:number-columns-repeated="52"/>
        </table:table-row>
        <table:table-row table:style-name="ro1">
          <table:table-cell table:number-columns-repeated="5"/>
          <table:table-cell table:style-name="ce14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2" table:number-columns-repeated="7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3" office:value-type="string" calcext:value-type="string">
            <text:p>Correcção</text:p>
          </table:table-cell>
          <table:table-cell table:style-name="ce13"/>
          <table:table-cell table:number-columns-repeated="13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28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28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28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14" office:value-type="string" calcext:value-type="string">
            <text:p>Δt (s)</text:p>
          </table:table-cell>
          <table:table-cell table:style-name="ce29" office:value-type="string" calcext:value-type="string">
            <text:p>Eficiencia A</text:p>
          </table:table-cell>
          <table:table-cell table:style-name="ce29" office:value-type="string" calcext:value-type="string">
            <text:p>e eficiencia A</text:p>
          </table:table-cell>
          <table:table-cell table:style-name="ce29" office:value-type="string" calcext:value-type="string">
            <text:p>Eficiencia B</text:p>
          </table:table-cell>
          <table:table-cell table:style-name="ce29" office:value-type="string" calcext:value-type="string">
            <text:p>e eficiencia B</text:p>
          </table:table-cell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28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28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28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28" table:formula="of:=[.R3]/[.L3]" office:value-type="float" office:value="0.397562847875992" calcext:value-type="float">
            <text:p>0.3975628479</text:p>
          </table:table-cell>
          <table:table-cell table:style-name="ce28" table:formula="of:=SQRT([.S3]^2/[.L3]^2+([.R3]/[.L3]^2)^2*[.M3]^2)" office:value-type="float" office:value="0.0224261498522911" calcext:value-type="float">
            <text:p>0.0224261499</text:p>
          </table:table-cell>
          <table:table-cell table:style-name="ce28" table:formula="of:=[.R3]/[.J3]" office:value-type="float" office:value="0.414431721782737" calcext:value-type="float">
            <text:p>0.4144317218</text:p>
          </table:table-cell>
          <table:table-cell table:style-name="ce28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28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28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28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28" table:formula="of:=[.R4]/[.L4]" office:value-type="float" office:value="0.383203362917762" calcext:value-type="float">
            <text:p>0.3832033629</text:p>
          </table:table-cell>
          <table:table-cell table:style-name="ce28" table:formula="of:=SQRT([.S4]^2/[.L4]^2+([.R4]/[.L4]^2)^2*[.M4]^2)" office:value-type="float" office:value="0.0199758241874314" calcext:value-type="float">
            <text:p>0.0199758242</text:p>
          </table:table-cell>
          <table:table-cell table:style-name="ce28" table:formula="of:=[.R4]/[.J4]" office:value-type="float" office:value="0.414265566494304" calcext:value-type="float">
            <text:p>0.4142655665</text:p>
          </table:table-cell>
          <table:table-cell table:style-name="ce28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15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28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28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28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28" table:formula="of:=[.R5]/[.L5]" office:value-type="float" office:value="0.410372192268543" calcext:value-type="float">
            <text:p>0.4103721923</text:p>
          </table:table-cell>
          <table:table-cell table:style-name="ce28" table:formula="of:=SQRT([.S5]^2/[.L5]^2+([.R5]/[.L5]^2)^2*[.M5]^2)" office:value-type="float" office:value="0.0192237158569349" calcext:value-type="float">
            <text:p>0.0192237159</text:p>
          </table:table-cell>
          <table:table-cell table:style-name="ce28" table:formula="of:=[.R5]/[.J5]" office:value-type="float" office:value="0.429230493874365" calcext:value-type="float">
            <text:p>0.4292304939</text:p>
          </table:table-cell>
          <table:table-cell table:style-name="ce28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3" office:value-type="string" calcext:value-type="string">
            <text:p>ATENÇÃO!!!</text:p>
          </table:table-cell>
          <table:table-cell table:style-name="ce13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6" office:value-type="string" calcext:value-type="string">
            <text:p>εiA =Rc/Rb </text:p>
          </table:table-cell>
          <table:table-cell table:style-name="ce26"/>
          <table:table-cell table:number-columns-repeated="16"/>
        </table:table-row>
        <table:table-row table:style-name="ro4">
          <table:table-cell table:number-columns-repeated="6"/>
          <table:table-cell table:style-name="ce27" office:value-type="string" calcext:value-type="string">
            <text:p>εiB =Rc/Ra </text:p>
          </table:table-cell>
          <table:table-cell table:style-name="ce27"/>
          <table:table-cell table:number-columns-repeated="16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1" table:default-cell-style-name="ce32"/>
        <table:table-column table:style-name="co12" table:default-cell-style-name="Default"/>
        <table:table-column table:style-name="co2" table:default-cell-style-name="Default"/>
        <table:table-column table:style-name="co2" table:default-cell-style-name="ce49"/>
        <table:table-column table:style-name="co2" table:default-cell-style-name="Default"/>
        <table:table-column table:style-name="co2" table:default-cell-style-name="ce19"/>
        <table:table-column table:style-name="co2" table:default-cell-style-name="Default"/>
        <table:table-column table:style-name="co2" table:default-cell-style-name="ce52"/>
        <table:table-column table:style-name="co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13" table:default-cell-style-name="ce20"/>
        <table:table-column table:style-name="co2" table:number-columns-repeated="2" table:default-cell-style-name="ce19"/>
        <table:table-column table:style-name="co2" table:number-columns-repeated="2" table:default-cell-style-name="Default"/>
        <table:table-column table:style-name="co2" table:number-columns-repeated="4" table:default-cell-style-name="ce19"/>
        <table:table-column table:style-name="co2" table:default-cell-style-name="ce20"/>
        <table:table-column table:style-name="co2" table:default-cell-style-name="ce19"/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17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3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3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17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17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6" office:value-type="string" calcext:value-type="string">
            <text:p>C</text:p>
          </table:table-cell>
          <table:table-cell table:number-columns-repeated="4"/>
          <table:table-cell table:style-name="ce16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15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14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49" table:formula="of:=[.H6]*[.$B$4]" office:value-type="float" office:value="898.099125084127" calcext:value-type="float">
            <text:p>898.10</text:p>
          </table:table-cell>
          <table:table-cell table:style-name="ce49" table:formula="of:=SQRT([.I6]^2*[.$B$4]^2 + [.$C$4]^2*[.H6]^2)" office:value-type="float" office:value="36.5055489142482" calcext:value-type="float">
            <text:p>36.51</text:p>
          </table:table-cell>
          <table:table-cell table:style-name="ce49" table:formula="of:=[.J6]*[.$B$5]" office:value-type="float" office:value="1822.15171554533" calcext:value-type="float">
            <text:p>1822.15</text:p>
          </table:table-cell>
          <table:table-cell table:style-name="ce49" table:formula="of:=SQRT([.K6]^2*[.$B$5]^2+[.$C$5]^2*[.J6]^2)" office:value-type="float" office:value="59.4165007558023" calcext:value-type="float">
            <text:p>59.42</text:p>
          </table:table-cell>
          <table:table-cell table:style-name="ce55" table:formula="of:=2*[.H6]*[.J6]*[.$B$3]/[.G6]" office:value-type="float" office:value="0.03245281" calcext:value-type="float">
            <text:p>0.0325</text:p>
          </table:table-cell>
          <table:table-cell table:style-name="ce55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49" table:formula="of:=[.L6]-[.S5]" office:value-type="float" office:value="396.96754719" calcext:value-type="float">
            <text:p>396.97</text:p>
          </table:table-cell>
          <table:table-cell table:style-name="ce4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19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25" office:value-type="float" office:value="-3" calcext:value-type="float">
            <text:p>-3</text:p>
          </table:table-cell>
          <table:table-cell table:style-name="ce1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398497177520725" calcext:value-type="float">
            <text:p>0.40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1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19" table:formula="of:=SQRT([.L6])" office:value-type="float" office:value="19.9248588451713" calcext:value-type="float">
            <text:p>19.92</text:p>
          </table:table-cell>
          <table:table-cell/>
          <table:table-cell table:style-name="ce49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4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19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25" office:value-type="float" office:value="-2" calcext:value-type="float">
            <text:p>-2</text:p>
          </table:table-cell>
          <table:table-cell table:style-name="ce1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17612260951225" calcext:value-type="float">
            <text:p>0.42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1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19" table:formula="of:=SQRT([.L7])" office:value-type="float" office:value="20.8806130178211" calcext:value-type="float">
            <text:p>20.88</text:p>
          </table:table-cell>
          <table:table-cell/>
          <table:table-cell table:style-name="ce49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4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19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25" office:value-type="float" office:value="-1" calcext:value-type="float">
            <text:p>-1</text:p>
          </table:table-cell>
          <table:table-cell table:style-name="ce1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25675933593469" calcext:value-type="float">
            <text:p>0.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1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19" table:formula="of:=SQRT([.L8])" office:value-type="float" office:value="21.2837966537928" calcext:value-type="float">
            <text:p>21.28</text:p>
          </table:table-cell>
          <table:table-cell/>
          <table:table-cell table:style-name="ce49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4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19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25" office:value-type="float" office:value="0" calcext:value-type="float">
            <text:p>0</text:p>
          </table:table-cell>
          <table:table-cell table:style-name="ce1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48107130540194" calcext:value-type="float">
            <text:p>0.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1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19" table:formula="of:=SQRT([.L9])" office:value-type="float" office:value="22.4053565024081" calcext:value-type="float">
            <text:p>22.41</text:p>
          </table:table-cell>
          <table:table-cell/>
          <table:table-cell table:style-name="ce49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4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19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25" office:value-type="float" office:value="1" calcext:value-type="float">
            <text:p>1</text:p>
          </table:table-cell>
          <table:table-cell table:style-name="ce1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30813185067126" calcext:value-type="float">
            <text:p>0.43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1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19" table:formula="of:=SQRT([.L10])" office:value-type="float" office:value="21.540659228538" calcext:value-type="float">
            <text:p>21.54</text:p>
          </table:table-cell>
          <table:table-cell/>
          <table:table-cell table:style-name="ce49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4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19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1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35430821688671" calcext:value-type="float">
            <text:p>0.44</text:p>
          </table:table-cell>
          <table:table-cell table:number-columns-repeated="7"/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1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19" table:formula="of:=SQRT([.L11])" office:value-type="float" office:value="21.7715410570772" calcext:value-type="float">
            <text:p>21.77</text:p>
          </table:table-cell>
          <table:table-cell/>
          <table:table-cell table:style-name="ce49" table:formula="of:=[.H12]*[.$B$4]" office:value-type="float" office:value="1665.64061147967" calcext:value-type="float">
            <text:p>1665.64</text:p>
          </table:table-cell>
          <table:table-cell table:style-name="ce49" table:formula="of:=SQRT([.I12]^2*[.$B$4]^2 + [.$C$4]^2*[.H12]^2)" office:value-type="float" office:value="60.0475667721677" calcext:value-type="float">
            <text:p>60.05</text:p>
          </table:table-cell>
          <table:table-cell table:style-name="ce49" table:formula="of:=[.J12]*[.$B$5]" office:value-type="float" office:value="931.256756756757" calcext:value-type="float">
            <text:p>931.26</text:p>
          </table:table-cell>
          <table:table-cell table:style-name="ce49" table:formula="of:=SQRT([.K12]^2*[.$B$5]^2+[.$C$5]^2*[.J12]^2)" office:value-type="float" office:value="35.4435532120684" calcext:value-type="float">
            <text:p>35.44</text:p>
          </table:table-cell>
          <table:table-cell table:style-name="ce55" table:formula="of:=2*[.H12]*[.J12]*[.$B$3]/[.G12]" office:value-type="float" office:value="0.03076056" calcext:value-type="float">
            <text:p>0.0308</text:p>
          </table:table-cell>
          <table:table-cell table:style-name="ce55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49" table:formula="of:=[.L12]-[.S11]" office:value-type="float" office:value="408.96923944" calcext:value-type="float">
            <text:p>408.97</text:p>
          </table:table-cell>
          <table:table-cell table:style-name="ce4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19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25" office:value-type="float" office:value="3" calcext:value-type="float">
            <text:p>3</text:p>
          </table:table-cell>
          <table:table-cell table:style-name="ce1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19" office:value-type="float" office:value="0.404474968884843" calcext:value-type="float">
            <text:p>0.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1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19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3">
          <table:table-cell table:number-columns-repeated="5"/>
          <table:table-cell table:style-name="ce17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ce14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25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25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30" office:value-type="float" office:value="-25" calcext:value-type="float" table:number-columns-spanned="1" table:number-rows-spanned="7">
            <text:p>-2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90" calcext:value-type="float">
            <text:p>1690</text:p>
          </table:table-cell>
          <table:table-cell table:style-name="ce48" table:formula="of:=SQRT([.H18])" office:value-type="float" office:value="41.1096095821889" calcext:value-type="float">
            <text:p>41.11</text:p>
          </table:table-cell>
          <table:table-cell table:style-name="ce45" office:value-type="float" office:value="1630" calcext:value-type="float">
            <text:p>1630</text:p>
          </table:table-cell>
          <table:table-cell table:style-name="ce48" table:formula="of:=SQRT([.J18])" office:value-type="float" office:value="40.3732584763727" calcext:value-type="float">
            <text:p>40.37</text:p>
          </table:table-cell>
          <table:table-cell table:style-name="ce45" office:value-type="float" office:value="0" calcext:value-type="float">
            <text:p>0</text:p>
          </table:table-cell>
          <table:table-cell table:style-name="ce51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16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46" office:value-type="float" office:value="1648" calcext:value-type="float">
            <text:p>1648</text:p>
          </table:table-cell>
          <table:table-cell table:style-name="ce49" table:formula="of:=SQRT([.J19])" office:value-type="float" office:value="40.5955662603689" calcext:value-type="float">
            <text:p>40.60</text:p>
          </table:table-cell>
          <table:table-cell table:style-name="ce46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25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25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25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25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46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46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25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47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47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25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30" office:value-type="float" office:value="-20" calcext:value-type="float" table:number-columns-spanned="1" table:number-rows-spanned="7">
            <text:p>-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70" calcext:value-type="float">
            <text:p>1770</text:p>
          </table:table-cell>
          <table:table-cell table:style-name="ce48" table:formula="of:=SQRT([.H25])" office:value-type="float" office:value="42.0713679359253" calcext:value-type="float">
            <text:p>42.07</text:p>
          </table:table-cell>
          <table:table-cell table:style-name="ce45" office:value-type="float" office:value="1523" calcext:value-type="float">
            <text:p>1523</text:p>
          </table:table-cell>
          <table:table-cell table:style-name="ce48" table:formula="of:=SQRT([.J25])" office:value-type="float" office:value="39.0256326021757" calcext:value-type="float">
            <text:p>39.03</text:p>
          </table:table-cell>
          <table:table-cell table:style-name="ce45" office:value-type="float" office:value="1" calcext:value-type="float">
            <text:p>1</text:p>
          </table:table-cell>
          <table:table-cell table:style-name="ce53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25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46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46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25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25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25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25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46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46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16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90" calcext:value-type="float">
            <text:p>1690</text:p>
          </table:table-cell>
          <table:table-cell table:style-name="ce50" table:formula="of:=SQRT([.H31])" office:value-type="float" office:value="41.1096095821889" calcext:value-type="float">
            <text:p>41.11</text:p>
          </table:table-cell>
          <table:table-cell table:style-name="ce47" office:value-type="float" office:value="1970" calcext:value-type="float">
            <text:p>1970</text:p>
          </table:table-cell>
          <table:table-cell table:style-name="ce50" table:formula="of:=SQRT([.J31])" office:value-type="float" office:value="44.3846820423443" calcext:value-type="float">
            <text:p>44.38</text:p>
          </table:table-cell>
          <table:table-cell table:style-name="ce47" office:value-type="float" office:value="423" calcext:value-type="float">
            <text:p>423</text:p>
          </table:table-cell>
          <table:table-cell table:style-name="ce54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25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30" office:value-type="float" office:value="-15" calcext:value-type="float" table:number-columns-spanned="1" table:number-rows-spanned="7">
            <text:p>-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3" calcext:value-type="float">
            <text:p>1683</text:p>
          </table:table-cell>
          <table:table-cell table:style-name="ce48" table:formula="of:=SQRT([.H32])" office:value-type="float" office:value="41.024382993532" calcext:value-type="float">
            <text:p>41.02</text:p>
          </table:table-cell>
          <table:table-cell table:style-name="ce45" office:value-type="float" office:value="1618" calcext:value-type="float">
            <text:p>1618</text:p>
          </table:table-cell>
          <table:table-cell table:style-name="ce48" table:formula="of:=SQRT([.J32])" office:value-type="float" office:value="40.2243707222375" calcext:value-type="float">
            <text:p>40.22</text:p>
          </table:table-cell>
          <table:table-cell table:style-name="ce45" office:value-type="float" office:value="0" calcext:value-type="float">
            <text:p>0</text:p>
          </table:table-cell>
          <table:table-cell table:style-name="ce53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25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46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46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46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46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15" calcext:value-type="float">
            <text:p>1615</text:p>
          </table:table-cell>
          <table:table-cell table:style-name="ce50" table:formula="of:=SQRT([.H38])" office:value-type="float" office:value="40.1870625948202" calcext:value-type="float">
            <text:p>40.19</text:p>
          </table:table-cell>
          <table:table-cell table:style-name="ce47" office:value-type="float" office:value="1848" calcext:value-type="float">
            <text:p>1848</text:p>
          </table:table-cell>
          <table:table-cell table:style-name="ce50" table:formula="of:=SQRT([.J38])" office:value-type="float" office:value="42.9883705204094" calcext:value-type="float">
            <text:p>42.99</text:p>
          </table:table-cell>
          <table:table-cell table:style-name="ce47" office:value-type="float" office:value="358" calcext:value-type="float">
            <text:p>358</text:p>
          </table:table-cell>
          <table:table-cell table:style-name="ce54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30" office:value-type="float" office:value="-10" calcext:value-type="float" table:number-columns-spanned="1" table:number-rows-spanned="7">
            <text:p>-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688</text:p>
          </table:table-cell>
          <table:table-cell table:style-name="ce48" table:formula="of:=SQRT([.H39])" office:value-type="float" office:value="41.0852771683483" calcext:value-type="float">
            <text:p>41.09</text:p>
          </table:table-cell>
          <table:table-cell table:style-name="ce45" office:value-type="float" office:value="1645" calcext:value-type="float">
            <text:p>1645</text:p>
          </table:table-cell>
          <table:table-cell table:style-name="ce48" table:formula="of:=SQRT([.J39])" office:value-type="float" office:value="40.5585995813465" calcext:value-type="float">
            <text:p>40.56</text:p>
          </table:table-cell>
          <table:table-cell table:style-name="ce45" office:value-type="float" office:value="1" calcext:value-type="float">
            <text:p>1</text:p>
          </table:table-cell>
          <table:table-cell table:style-name="ce53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46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46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16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15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15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46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46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38" calcext:value-type="float">
            <text:p>1738</text:p>
          </table:table-cell>
          <table:table-cell table:style-name="ce50" table:formula="of:=SQRT([.H45])" office:value-type="float" office:value="41.6893271713517" calcext:value-type="float">
            <text:p>41.69</text:p>
          </table:table-cell>
          <table:table-cell table:style-name="ce47" office:value-type="float" office:value="1822" calcext:value-type="float">
            <text:p>1822</text:p>
          </table:table-cell>
          <table:table-cell table:style-name="ce50" table:formula="of:=SQRT([.J45])" office:value-type="float" office:value="42.6848919408261" calcext:value-type="float">
            <text:p>42.68</text:p>
          </table:table-cell>
          <table:table-cell table:style-name="ce47" office:value-type="float" office:value="121" calcext:value-type="float">
            <text:p>121</text:p>
          </table:table-cell>
          <table:table-cell table:style-name="ce54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30" office:value-type="float" office:value="-5" calcext:value-type="float" table:number-columns-spanned="1" table:number-rows-spanned="7">
            <text:p>-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12" calcext:value-type="float">
            <text:p>1712</text:p>
          </table:table-cell>
          <table:table-cell table:style-name="ce48" table:formula="of:=SQRT([.H46])" office:value-type="float" office:value="41.3763217311544" calcext:value-type="float">
            <text:p>41.38</text:p>
          </table:table-cell>
          <table:table-cell table:style-name="ce45" office:value-type="float" office:value="1754" calcext:value-type="float">
            <text:p>1754</text:p>
          </table:table-cell>
          <table:table-cell table:style-name="ce48" table:formula="of:=SQRT([.J46])" office:value-type="float" office:value="41.8807831827438" calcext:value-type="float">
            <text:p>41.88</text:p>
          </table:table-cell>
          <table:table-cell table:style-name="ce45" office:value-type="float" office:value="0" calcext:value-type="float">
            <text:p>0</text:p>
          </table:table-cell>
          <table:table-cell table:style-name="ce53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46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46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46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46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88" calcext:value-type="float">
            <text:p>1688</text:p>
          </table:table-cell>
          <table:table-cell table:style-name="ce50" table:formula="of:=SQRT([.H52])" office:value-type="float" office:value="41.0852771683483" calcext:value-type="float">
            <text:p>41.09</text:p>
          </table:table-cell>
          <table:table-cell table:style-name="ce47" office:value-type="float" office:value="1828" calcext:value-type="float">
            <text:p>1828</text:p>
          </table:table-cell>
          <table:table-cell table:style-name="ce50" table:formula="of:=SQRT([.J52])" office:value-type="float" office:value="42.7551166528639" calcext:value-type="float">
            <text:p>42.7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30" office:value-type="float" office:value="0" calcext:value-type="float" table:number-columns-spanned="1" table:number-rows-spanned="7">
            <text:p>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32" calcext:value-type="float">
            <text:p>1632</text:p>
          </table:table-cell>
          <table:table-cell table:style-name="ce48" table:formula="of:=SQRT([.H53])" office:value-type="float" office:value="40.3980197534483" calcext:value-type="float">
            <text:p>40.40</text:p>
          </table:table-cell>
          <table:table-cell table:style-name="ce45" office:value-type="float" office:value="1876" calcext:value-type="float">
            <text:p>1876</text:p>
          </table:table-cell>
          <table:table-cell table:style-name="ce48" table:formula="of:=SQRT([.J53])" office:value-type="float" office:value="43.3128156554154" calcext:value-type="float">
            <text:p>43.31</text:p>
          </table:table-cell>
          <table:table-cell table:style-name="ce45" office:value-type="float" office:value="4" calcext:value-type="float">
            <text:p>4</text:p>
          </table:table-cell>
          <table:table-cell table:style-name="ce53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46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46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16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16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46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46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0" calcext:value-type="float">
            <text:p>1630</text:p>
          </table:table-cell>
          <table:table-cell table:style-name="ce50" table:formula="of:=SQRT([.H59])" office:value-type="float" office:value="40.3732584763727" calcext:value-type="float">
            <text:p>40.37</text:p>
          </table:table-cell>
          <table:table-cell table:style-name="ce47" office:value-type="float" office:value="1663" calcext:value-type="float">
            <text:p>1663</text:p>
          </table:table-cell>
          <table:table-cell table:style-name="ce50" table:formula="of:=SQRT([.J59])" office:value-type="float" office:value="40.7798970082074" calcext:value-type="float">
            <text:p>40.78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30" office:value-type="float" office:value="5" calcext:value-type="float" table:number-columns-spanned="1" table:number-rows-spanned="7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21" calcext:value-type="float">
            <text:p>1621</text:p>
          </table:table-cell>
          <table:table-cell table:style-name="ce48" table:formula="of:=SQRT([.H60])" office:value-type="float" office:value="40.2616442783948" calcext:value-type="float">
            <text:p>40.26</text:p>
          </table:table-cell>
          <table:table-cell table:style-name="ce45" office:value-type="float" office:value="1714" calcext:value-type="float">
            <text:p>1714</text:p>
          </table:table-cell>
          <table:table-cell table:style-name="ce48" table:formula="of:=SQRT([.J60])" office:value-type="float" office:value="41.4004830889689" calcext:value-type="float">
            <text:p>41.40</text:p>
          </table:table-cell>
          <table:table-cell table:style-name="ce45" office:value-type="float" office:value="3" calcext:value-type="float">
            <text:p>3</text:p>
          </table:table-cell>
          <table:table-cell table:style-name="ce53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46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46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46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46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53" calcext:value-type="float">
            <text:p>1653</text:p>
          </table:table-cell>
          <table:table-cell table:style-name="ce50" table:formula="of:=SQRT([.H66])" office:value-type="float" office:value="40.6571027005123" calcext:value-type="float">
            <text:p>40.66</text:p>
          </table:table-cell>
          <table:table-cell table:style-name="ce47" office:value-type="float" office:value="1706" calcext:value-type="float">
            <text:p>1706</text:p>
          </table:table-cell>
          <table:table-cell table:style-name="ce50" table:formula="of:=SQRT([.J66])" office:value-type="float" office:value="41.3037528561268" calcext:value-type="float">
            <text:p>41.30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16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15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30" office:value-type="float" office:value="10" calcext:value-type="float" table:number-columns-spanned="1" table:number-rows-spanned="7">
            <text:p>1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73" calcext:value-type="float">
            <text:p>1673</text:p>
          </table:table-cell>
          <table:table-cell table:style-name="ce48" table:formula="of:=SQRT([.H67])" office:value-type="float" office:value="40.9023226724351" calcext:value-type="float">
            <text:p>40.90</text:p>
          </table:table-cell>
          <table:table-cell table:style-name="ce45" office:value-type="float" office:value="1822" calcext:value-type="float">
            <text:p>1822</text:p>
          </table:table-cell>
          <table:table-cell table:style-name="ce48" table:formula="of:=SQRT([.J67])" office:value-type="float" office:value="42.6848919408261" calcext:value-type="float">
            <text:p>42.68</text:p>
          </table:table-cell>
          <table:table-cell table:style-name="ce45" office:value-type="float" office:value="117" calcext:value-type="float">
            <text:p>117</text:p>
          </table:table-cell>
          <table:table-cell table:style-name="ce53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46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46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46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46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60" calcext:value-type="float">
            <text:p>1660</text:p>
          </table:table-cell>
          <table:table-cell table:style-name="ce50" table:formula="of:=SQRT([.H73])" office:value-type="float" office:value="40.7430975749267" calcext:value-type="float">
            <text:p>40.74</text:p>
          </table:table-cell>
          <table:table-cell table:style-name="ce47" office:value-type="float" office:value="1565" calcext:value-type="float">
            <text:p>1565</text:p>
          </table:table-cell>
          <table:table-cell table:style-name="ce50" table:formula="of:=SQRT([.J73])" office:value-type="float" office:value="39.560080889705" calcext:value-type="float">
            <text:p>39.56</text:p>
          </table:table-cell>
          <table:table-cell table:style-name="ce47" office:value-type="float" office:value="1" calcext:value-type="float">
            <text:p>1</text:p>
          </table:table-cell>
          <table:table-cell table:style-name="ce54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30" office:value-type="float" office:value="15" calcext:value-type="float" table:number-columns-spanned="1" table:number-rows-spanned="7">
            <text:p>1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88" calcext:value-type="float">
            <text:p>1688</text:p>
          </table:table-cell>
          <table:table-cell table:style-name="ce48" table:formula="of:=SQRT([.H74])" office:value-type="float" office:value="41.0852771683483" calcext:value-type="float">
            <text:p>41.09</text:p>
          </table:table-cell>
          <table:table-cell table:style-name="ce45" office:value-type="float" office:value="1887" calcext:value-type="float">
            <text:p>1887</text:p>
          </table:table-cell>
          <table:table-cell table:style-name="ce48" table:formula="of:=SQRT([.J74])" office:value-type="float" office:value="43.4396132579469" calcext:value-type="float">
            <text:p>43.44</text:p>
          </table:table-cell>
          <table:table-cell table:style-name="ce45" office:value-type="float" office:value="428" calcext:value-type="float">
            <text:p>428</text:p>
          </table:table-cell>
          <table:table-cell table:style-name="ce53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46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46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16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15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46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46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02" calcext:value-type="float">
            <text:p>1702</text:p>
          </table:table-cell>
          <table:table-cell table:style-name="ce50" table:formula="of:=SQRT([.H80])" office:value-type="float" office:value="41.2553026894725" calcext:value-type="float">
            <text:p>41.26</text:p>
          </table:table-cell>
          <table:table-cell table:style-name="ce47" office:value-type="float" office:value="1579" calcext:value-type="float">
            <text:p>1579</text:p>
          </table:table-cell>
          <table:table-cell table:style-name="ce50" table:formula="of:=SQRT([.J80])" office:value-type="float" office:value="39.7366329726111" calcext:value-type="float">
            <text:p>39.74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30" office:value-type="float" office:value="20" calcext:value-type="float" table:number-columns-spanned="1" table:number-rows-spanned="7">
            <text:p>20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03" calcext:value-type="float">
            <text:p>1703</text:p>
          </table:table-cell>
          <table:table-cell table:style-name="ce48" table:formula="of:=SQRT([.H81])" office:value-type="float" office:value="41.2674205639267" calcext:value-type="float">
            <text:p>41.27</text:p>
          </table:table-cell>
          <table:table-cell table:style-name="ce45" office:value-type="float" office:value="1967" calcext:value-type="float">
            <text:p>1967</text:p>
          </table:table-cell>
          <table:table-cell table:style-name="ce48" table:formula="of:=SQRT([.J81])" office:value-type="float" office:value="44.3508737230734" calcext:value-type="float">
            <text:p>44.35</text:p>
          </table:table-cell>
          <table:table-cell table:style-name="ce45" office:value-type="float" office:value="411" calcext:value-type="float">
            <text:p>411</text:p>
          </table:table-cell>
          <table:table-cell table:style-name="ce53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31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46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46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46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46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33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632" calcext:value-type="float">
            <text:p>1632</text:p>
          </table:table-cell>
          <table:table-cell table:style-name="ce50" table:formula="of:=SQRT([.H87])" office:value-type="float" office:value="40.3980197534483" calcext:value-type="float">
            <text:p>40.40</text:p>
          </table:table-cell>
          <table:table-cell table:style-name="ce47" office:value-type="float" office:value="1588" calcext:value-type="float">
            <text:p>1588</text:p>
          </table:table-cell>
          <table:table-cell table:style-name="ce50" table:formula="of:=SQRT([.J87])" office:value-type="float" office:value="39.8497176903426" calcext:value-type="float">
            <text:p>39.85</text:p>
          </table:table-cell>
          <table:table-cell table:style-name="ce47" office:value-type="float" office:value="2" calcext:value-type="float">
            <text:p>2</text:p>
          </table:table-cell>
          <table:table-cell table:style-name="ce54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34" office:value-type="float" office:value="25" calcext:value-type="float" table:number-columns-spanned="1" table:number-rows-spanned="7">
            <text:p>25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760" calcext:value-type="float">
            <text:p>1760</text:p>
          </table:table-cell>
          <table:table-cell table:style-name="ce48" table:formula="of:=SQRT([.H88])" office:value-type="float" office:value="41.9523539268061" calcext:value-type="float">
            <text:p>41.95</text:p>
          </table:table-cell>
          <table:table-cell table:style-name="ce45" office:value-type="float" office:value="1938" calcext:value-type="float">
            <text:p>1938</text:p>
          </table:table-cell>
          <table:table-cell table:style-name="ce48" table:formula="of:=SQRT([.J88])" office:value-type="float" office:value="44.0227214061103" calcext:value-type="float">
            <text:p>44.02</text:p>
          </table:table-cell>
          <table:table-cell table:style-name="ce45" office:value-type="float" office:value="149" calcext:value-type="float">
            <text:p>149</text:p>
          </table:table-cell>
          <table:table-cell table:style-name="ce53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34"/>
          <table:table-cell table:style-name="ce46" office:value-type="float" office:value="2" calcext:value-type="float">
            <text:p>2</text:p>
          </table:table-cell>
          <table:table-cell table:style-name="ce46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46" office:value-type="float" office:value="1923" calcext:value-type="float">
            <text:p>1923</text:p>
          </table:table-cell>
          <table:table-cell table:style-name="ce49" table:formula="of:=SQRT([.J89])" office:value-type="float" office:value="43.8520238985614" calcext:value-type="float">
            <text:p>43.85</text:p>
          </table:table-cell>
          <table:table-cell table:style-name="ce46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44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4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16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15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4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4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44"/>
          <table:table-cell table:style-name="ce46" office:value-type="float" office:value="-2" calcext:value-type="float">
            <text:p>-2</text:p>
          </table:table-cell>
          <table:table-cell table:style-name="ce46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46" office:value-type="float" office:value="1734" calcext:value-type="float">
            <text:p>1734</text:p>
          </table:table-cell>
          <table:table-cell table:style-name="ce49" table:formula="of:=SQRT([.J93])" office:value-type="float" office:value="41.641325627314" calcext:value-type="float">
            <text:p>41.64</text:p>
          </table:table-cell>
          <table:table-cell table:style-name="ce46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44"/>
          <table:table-cell table:style-name="ce47" office:value-type="float" office:value="-3" calcext:value-type="float">
            <text:p>-3</text:p>
          </table:table-cell>
          <table:table-cell table:style-name="ce47" office:value-type="float" office:value="1764" calcext:value-type="float">
            <text:p>1764</text:p>
          </table:table-cell>
          <table:table-cell table:style-name="ce50" table:formula="of:=SQRT([.H94])" office:value-type="float" office:value="42" calcext:value-type="float">
            <text:p>42.00</text:p>
          </table:table-cell>
          <table:table-cell table:style-name="ce47" office:value-type="float" office:value="1517" calcext:value-type="float">
            <text:p>1517</text:p>
          </table:table-cell>
          <table:table-cell table:style-name="ce50" table:formula="of:=SQRT([.J94])" office:value-type="float" office:value="38.9486841883009" calcext:value-type="float">
            <text:p>38.95</text:p>
          </table:table-cell>
          <table:table-cell table:style-name="ce47" office:value-type="float" office:value="0" calcext:value-type="float">
            <text:p>0</text:p>
          </table:table-cell>
          <table:table-cell table:style-name="ce54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34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50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50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54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50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50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54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34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50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50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54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44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50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50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54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5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3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14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65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5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5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15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15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15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15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15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15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15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15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15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15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16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15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15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15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15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15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15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15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15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15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15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15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15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15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15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15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15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15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15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15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15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15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15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15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15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15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15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15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15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15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15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15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15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16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15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15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15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15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15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15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15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15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15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15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15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15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15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15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15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15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15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15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15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15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15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15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15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15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15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15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15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15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15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15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15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15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15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15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15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15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15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15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15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15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15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15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15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15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15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15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15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15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15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15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15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15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15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15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15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15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15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15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15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15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15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15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15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15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15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15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15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15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15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15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15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15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15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15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15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15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15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15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15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15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15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15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15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15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15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15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15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15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15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15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15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15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15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15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15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15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15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15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15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15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15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15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15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15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15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15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15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15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15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15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15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15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15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15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15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15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15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15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15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15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15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15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15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15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15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15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15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15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15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15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15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15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15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15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15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15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15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15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15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15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15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15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15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15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15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15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15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15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15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15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15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15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15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15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15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15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15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15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15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15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15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15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15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15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15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15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15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15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15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15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15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15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15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15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15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15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15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15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15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15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15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15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15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15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15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15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15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15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15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15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15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15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15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15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15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15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15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15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15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15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15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15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15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15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15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15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15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15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15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15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15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15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15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15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15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15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15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15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15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15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15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15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15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15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15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15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15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15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15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15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15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15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15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15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15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15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15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15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15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15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15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15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15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15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15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15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15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15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15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15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15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15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15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15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15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15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65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65"/>
          <table:covered-table-cell table:number-columns-repeated="2"/>
          <table:table-cell table:style-name="ce65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15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/00/0000</text:date>, <text:time style:data-style-name="N2" text:time-value="14:02:13.400235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25T14:05:29.432868879</dc:date>
    <meta:editing-duration>PT18H8M12S</meta:editing-duration>
    <meta:editing-cycles>99</meta:editing-cycles>
    <meta:generator>LibreOffice/4.2.8.2$Linux_X86_64 LibreOffice_project/420m0$Build-2</meta:generator>
    <meta:document-statistic meta:table-count="5" meta:cell-count="8402" meta:object-count="0"/>
    <meta:user-defined meta:name="qrichtext">1</meta:user-defined>
  </office:meta>
</office:document-meta>
</file>